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125in" fo:margin-bottom="0.125in" style:line-height-at-least="0.25in" fo:background-color="#FFFFFF"/>
      <style:text-properties style:font-name="Times New Roman" style:font-name-asian="Times New Roman" fo:font-weight="bold" style:font-weight-asian="bold" style:font-weight-complex="bold" fo:color="#333333" fo:font-size="12pt" style:font-size-asian="12pt" style:font-size-complex="12pt" style:language-asian="en" style:country-asian="GB"/>
    </style:style>
    <style:style style:name="P2" style:parent-style-name="Normal" style:family="paragraph">
      <style:paragraph-properties fo:text-align="center" fo:margin-top="0.125in" fo:margin-bottom="0.125in" style:line-height-at-least="0.25in" fo:background-color="#FFFFFF"/>
      <style:text-properties style:font-name="Times New Roman" style:font-name-asian="Times New Roman" fo:font-weight="bold" style:font-weight-asian="bold" style:font-weight-complex="bold" fo:color="#333333" fo:font-size="12pt" style:font-size-asian="12pt" style:font-size-complex="12pt" style:language-asian="en" style:country-asian="GB"/>
    </style:style>
    <style:style style:name="P3" style:parent-style-name="Normal" style:family="paragraph">
      <style:paragraph-properties fo:text-align="center" fo:margin-bottom="0.0937in" fo:line-height="100%" fo:margin-left="0.1875in" fo:background-color="#FFFFFF">
        <style:tab-stops/>
      </style:paragraph-properties>
    </style:style>
    <style:style style:name="P4" style:parent-style-name="Normal" style:family="paragraph">
      <style:paragraph-properties fo:text-align="justify" fo:margin-bottom="0.0937in" fo:line-height="100%" fo:margin-left="0.1875in" fo:background-color="#FFFFFF">
        <style:tab-stops/>
      </style:paragraph-properties>
    </style:style>
    <style:style style:name="T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15" style:parent-style-name="Normal" style:family="paragraph">
      <style:paragraph-properties fo:margin-bottom="0.0937in" fo:line-height="100%" fo:margin-left="0.1875in" fo:background-color="#FFFFFF">
        <style:tab-stops/>
      </style:paragraph-properties>
    </style:style>
    <style:style style:name="T1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3"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9"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4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4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3"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4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5"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4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4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0"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5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5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5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6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67"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6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6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78"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79"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8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8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8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9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9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9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0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0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09"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1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19"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2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2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2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2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3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3"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4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4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48"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4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1"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5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4"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5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57"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58"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5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1"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6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4"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6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6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6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0"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7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3"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7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7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7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0"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8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3"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8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8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89"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9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2"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9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5"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19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198"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19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1"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0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4"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0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0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0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1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4"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1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1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1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0"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2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4"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2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2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2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0"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3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3"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3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7"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3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3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0"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4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3"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4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6"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24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4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5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58" style:parent-style-name="Normal" style:family="paragraph">
      <style:paragraph-properties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259" style:parent-style-name="Normal" style:family="paragraph">
      <style:paragraph-properties fo:margin-bottom="0.0937in" fo:line-height="100%" fo:margin-left="0.1875in" fo:background-color="#FFFFFF">
        <style:tab-stops/>
      </style:paragraph-properties>
    </style:style>
    <style:style style:name="T260"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6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6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6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70" style:parent-style-name="Normal" style:family="paragraph">
      <style:paragraph-properties fo:text-align="center" fo:margin-bottom="0.0937in" fo:line-height="100%" fo:margin-left="0.1875in" fo:background-color="#FFFFFF">
        <style:tab-stops/>
      </style:paragraph-properties>
    </style:style>
    <style:style style:name="T27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72" style:parent-style-name="Normal" style:family="paragraph">
      <style:paragraph-properties fo:text-align="center"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273" style:parent-style-name="Normal" style:family="paragraph">
      <style:paragraph-properties fo:text-align="justify" fo:margin-bottom="0.0937in" fo:line-height="100%" fo:margin-left="0.1875in" fo:background-color="#FFFFFF">
        <style:tab-stops/>
      </style:paragraph-properties>
    </style:style>
    <style:style style:name="T27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7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76"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P277"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278" style:parent-style-name="Normal" style:family="paragraph">
      <style:paragraph-properties fo:text-align="justify" fo:margin-bottom="0.0937in" fo:line-height="100%" fo:margin-left="0.1875in" fo:background-color="#FFFFFF">
        <style:tab-stops/>
      </style:paragraph-properties>
    </style:style>
    <style:style style:name="T27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8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8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8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8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84" style:parent-style-name="Normal" style:family="paragraph">
      <style:paragraph-properties fo:text-align="justify" fo:margin-bottom="0.0937in" fo:line-height="100%" fo:margin-left="0.1875in" fo:background-color="#FFFFFF">
        <style:tab-stops/>
      </style:paragraph-properties>
    </style:style>
    <style:style style:name="T28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8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87"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88"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8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9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91"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292" style:parent-style-name="Normal" style:family="paragraph">
      <style:paragraph-properties fo:text-align="justify" fo:margin-bottom="0.0937in" fo:line-height="100%" fo:margin-left="0.1875in" fo:background-color="#FFFFFF">
        <style:tab-stops/>
      </style:paragraph-properties>
    </style:style>
    <style:style style:name="T29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9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95"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29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29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298" style:parent-style-name="Normal" style:family="paragraph">
      <style:paragraph-properties fo:text-align="justify" fo:margin-bottom="0.0937in" fo:line-height="100%" fo:margin-left="0.1875in" fo:background-color="#FFFFFF">
        <style:tab-stops/>
      </style:paragraph-properties>
    </style:style>
    <style:style style:name="T29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0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05" style:parent-style-name="Normal" style:family="paragraph">
      <style:paragraph-properties fo:text-align="justify" fo:margin-bottom="0.0937in" fo:line-height="100%" fo:margin-left="0.1875in" fo:background-color="#FFFFFF">
        <style:tab-stops/>
      </style:paragraph-properties>
    </style:style>
    <style:style style:name="T30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0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1"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1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1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1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17"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18" style:parent-style-name="Normal" style:family="paragraph">
      <style:paragraph-properties fo:text-align="justify" fo:margin-bottom="0.0937in" fo:line-height="100%" fo:margin-left="0.1875in" fo:background-color="#FFFFFF">
        <style:tab-stops/>
      </style:paragraph-properties>
    </style:style>
    <style:style style:name="T31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2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5"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32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7"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32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2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3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3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32"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3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3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35"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36"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P337" style:parent-style-name="Normal" style:family="paragraph">
      <style:paragraph-properties fo:text-align="justify" fo:margin-bottom="0.0937in" fo:line-height="100%" fo:background-color="#FFFFFF"/>
    </style:style>
    <style:style style:name="T338"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39"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40"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4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4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4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4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45" style:parent-style-name="Fontdeparagrafimplicit" style:family="text">
      <style:text-properties style:font-name="Times New Roman" style:font-name-asian="Times New Roman" fo:font-style="italic" style:font-style-asian="italic" style:font-style-complex="italic" fo:color="#333333" fo:font-size="14pt" style:font-size-asian="14pt" style:font-size-complex="14pt" style:language-asian="en" style:country-asian="GB"/>
    </style:style>
    <style:style style:name="T34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47" style:parent-style-name="Normal" style:family="paragraph">
      <style:paragraph-properties fo:text-align="justify" fo:margin-bottom="0.0937in" fo:line-height="100%" fo:background-color="#FFFFFF"/>
      <style:text-properties style:font-name="Times New Roman" style:font-name-asian="Times New Roman" fo:color="#333333" fo:font-size="14pt" style:font-size-asian="14pt" style:font-size-complex="14pt" style:language-asian="en" style:country-asian="GB"/>
    </style:style>
    <style:style style:name="P348" style:parent-style-name="Normal" style:family="paragraph">
      <style:paragraph-properties fo:text-align="justify" fo:margin-bottom="0.0937in" fo:line-height="100%" fo:background-color="#FFFFFF"/>
      <style:text-properties style:font-name="Times New Roman" style:font-name-asian="Times New Roman" fo:color="#333333" fo:font-size="14pt" style:font-size-asian="14pt" style:font-size-complex="14pt" style:language-asian="en" style:country-asian="GB"/>
    </style:style>
    <style:style style:name="P349" style:parent-style-name="Normal" style:family="paragraph">
      <style:paragraph-properties fo:text-align="justify" fo:margin-bottom="0.0937in" fo:line-height="100%" fo:background-color="#FFFFFF"/>
      <style:text-properties style:font-name="Times New Roman" style:font-name-asian="Times New Roman" fo:color="#333333" fo:font-size="14pt" style:font-size-asian="14pt" style:font-size-complex="14pt" style:language-asian="en" style:country-asian="GB"/>
    </style:style>
    <style:style style:name="P350" style:parent-style-name="Normal" style:family="paragraph">
      <style:paragraph-properties fo:text-align="justify" fo:margin-bottom="0.0937in" fo:line-height="100%" fo:background-color="#FFFFFF"/>
    </style:style>
    <style:style style:name="T35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5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53"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4"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5"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6"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7"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8"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59"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60"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61" style:parent-style-name="Normal" style:family="paragraph">
      <style:paragraph-properties fo:text-align="justify" fo:margin-bottom="0.0937in" fo:line-height="100%" fo:margin-left="0.1875in" fo:background-color="#FFFFFF">
        <style:tab-stops/>
      </style:paragraph-properties>
    </style:style>
    <style:style style:name="T36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3" style:parent-style-name="Fontdeparagrafimplicit" style:family="text">
      <style:text-properties style:font-name="Times New Roman" style:font-name-asian="Times New Roman" fo:font-weight="bold" style:font-weight-asian="bold" style:font-weight-complex="bold" fo:color="#333333" fo:font-size="14pt" style:font-size-asian="14pt" style:font-size-complex="14pt" style:language-asian="en" style:country-asian="GB"/>
    </style:style>
    <style:style style:name="T36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5"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6"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7"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8"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6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3"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74"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75"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76"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77" style:parent-style-name="Normal" style:family="paragraph">
      <style:paragraph-properties fo:text-align="justify" fo:margin-bottom="0.0937in" fo:line-height="100%" fo:margin-left="0.1875in" fo:background-color="#FFFFFF">
        <style:tab-stops/>
      </style:paragraph-properties>
      <style:text-properties style:font-name="Times New Roman" style:font-name-asian="Times New Roman" fo:color="#333333" fo:font-size="14pt" style:font-size-asian="14pt" style:font-size-complex="14pt" style:language-asian="en" style:country-asian="GB"/>
    </style:style>
    <style:style style:name="P378" style:parent-style-name="Normal" style:family="paragraph">
      <style:paragraph-properties fo:text-align="justify" fo:margin-bottom="0.0937in" fo:line-height="100%" fo:margin-left="0.1875in" fo:background-color="#FFFFFF">
        <style:tab-stops/>
      </style:paragraph-properties>
    </style:style>
    <style:style style:name="T379"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80"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81"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T382" style:parent-style-name="Fontdeparagrafimplicit" style:family="text">
      <style:text-properties style:font-name="Times New Roman" style:font-name-asian="Times New Roman" fo:color="#333333" fo:font-size="14pt" style:font-size-asian="14pt" style:font-size-complex="14pt" style:language-asian="en" style:country-asian="GB"/>
    </style:style>
    <style:style style:name="P383" style:parent-style-name="Normal" style:family="paragraph">
      <style:text-properties style:font-name="Times New Roman" fo:font-size="16pt" style:font-size-asian="16pt" style:font-size-complex="16pt"/>
    </style:style>
  </office:automatic-styles>
  <office:body>
    <office:text text:use-soft-page-breaks="true">
      <text:h text:style-name="P1" text:outline-level="2">Erik Erikson și psihologia eului.</text:h>
      <text:h text:style-name="P2" text:outline-level="2">Cele 8 crize de dezvoltare</text:h>
      <text:p text:style-name="P3"/>
      <text:p text:style-name="P4"><text:span text:style-name="T5">Freud credea că eul își trage energia din sine. Jung mai credea că sursa puterii psihicului este<text:s/></text:span><text:span text:style-name="T6">inconștientul. Ambele teorii au fost numite </text:span><text:span text:style-name="T7">psihologii abisale</text:span><text:span text:style-name="T8">, pentru că autorii lor au localizat puterea motivantă a personalității adânc în părțile inaccesibile ale psihicului. Adler și Horney, prin contrast, au reprezentat eul sau sinele conștient ca s</text:span><text:span text:style-name="T9">ursă de putere. Oamenii puteau să-și analizeze circumstanțele vieții și să reacționeze la ele, schimbându-și modelele de viață.</text:span><text:span text:style-name="T10"><text:line-break/></text:span><text:span text:style-name="T11"><text:line-break/></text:span><text:span text:style-name="T12">Erik Erikson a fost un alt teoretician cunoscut al secolului al XX-lea care a adoptat această abordare. Teoriile personalității</text:span><text:span text:style-name="T13"><text:s/>care subliniază cunoașterea de sine și abilitatea de a te schimba au fost numite psihologii ale eului la mijlocul secolului al XX-lea</text:span><text:span text:style-name="T14">.</text:span></text:p>
      <text:p text:style-name="P15"><text:span text:style-name="T16"><text:line-break/></text:span><text:span text:style-name="T17">Ce este psihologia eului?</text:span><text:span text:style-name="T18"><text:line-break/></text:span><text:span text:style-name="T19"><text:line-break/></text:span><text:span text:style-name="T20">În Europa, începutul psihologiei eului a fost asociat de numele lui Heinz Hartmann. Hartmann, un bun prieten de-al<text:s/></text:span><text:span text:style-name="T21">lui Freud, a scris diverse lucrări la începutul anilor '30, în care a formulat ipoteza eului, ca o forță activă, independentă.</text:span><text:span text:style-name="T22"><text:line-break/></text:span><text:span text:style-name="T23"><text:line-break/></text:span><text:span text:style-name="T24">Hartmann a inventat termenul de </text:span><text:span text:style-name="T25">psihologia eului</text:span><text:span text:style-name="T26">. Cartea sa, </text:span><text:span text:style-name="T27">Ego psychology and the problem of adaptation</text:span><text:span text:style-name="T28"> (Psihologia eului și p</text:span><text:span text:style-name="T29">roblema adaptării) (1939/1958), ar fi putut avea un impact mai mare în America dacă ar fi fost disponibilă în limba engleză înainte de 1958 (anul traducerii ei), când ideile legate de teoria freudiană erau deja în declin.</text:span><text:span text:style-name="T30"><text:line-break/></text:span><text:span text:style-name="T31"><text:line-break/></text:span><text:span text:style-name="T32">Cel mai cunoscut psiholog al eulu</text:span><text:span text:style-name="T33">i din America a fost Erik Erikson.</text:span><text:span text:style-name="T34"> Erikson a scris cea mai cunoscută lucrare a sa între anii 1950 și 1980. Soția sa Joan, o artistă și dansatoare canadiană, cu care s-a căsătorit în 1930, a fost colaboratoarea sa de-a lungul vieții.</text:span><text:span text:style-name="T35"><text:line-break/></text:span><text:span text:style-name="T36"><text:line-break/></text:span><text:span text:style-name="T37">Eriksonii au fost scri</text:span><text:span text:style-name="T38">itori buni, iar ideile lor au ajuns în vocabularul popular. Majoritatea oamenilor au auzit de </text:span><text:span text:style-name="T39">căutarea identității</text:span><text:span text:style-name="T40">, de </text:span><text:span text:style-name="T41">criza identității</text:span><text:span text:style-name="T42"> și de </text:span><text:span text:style-name="T43">crizele vieții</text:span><text:span text:style-name="T44">. Cartea lui Erickson, </text:span><text:span text:style-name="T45">Gandhi's Truth</text:span><text:span text:style-name="T46"> (Adevărul lui Gandhi), a câștigat un premiu Pulitzer și Premi</text:span><text:span text:style-name="T47">ul Național al Cărții, ca o lucrare remarcabilă de literatură.</text:span><text:span text:style-name="T48"><text:line-break/></text:span><text:span text:style-name="T49"><text:line-break/></text:span><text:span text:style-name="T50"><text:line-break/></text:span><text:soft-page-break/><text:span text:style-name="T51">Erikson şi criza de identitate</text:span><text:span text:style-name="T52"><text:line-break/></text:span><text:span text:style-name="T53"><text:line-break/></text:span><text:span text:style-name="T54">Erikson a trecut printr-o criză de identitate. Părinții se despărțiseră înainte de nașterea lui. La trei ani mama sa s-a căsătorit cu un pediatru din Karlsruhe</text:span><text:span text:style-name="T55">, Germania, pe nume Theodore Homberger.</text:span><text:span text:style-name="T56"><text:line-break/></text:span><text:span text:style-name="T57"><text:line-break/></text:span><text:span text:style-name="T58">Aceste lucruri au fost ascunse de tânărului Erik, care a crescut ca Erik Homberger. Când a aflat că dr. Homberger nu era tatăl său biologic, Erik nu a mai fost sigur de cine era el cu adevărat.</text:span><text:span text:style-name="T59"><text:line-break/></text:span><text:span text:style-name="T60"><text:line-break/></text:span><text:span text:style-name="T61">Erik a fost mediocru</text:span><text:span text:style-name="T62"><text:s/>în școală și nu a mers niciodată la facultate. Rezistând dorinței tatălui adoptiv de a face o carieră medicală, el a rătăcit prin Europa timp de câțiva ani, "înstrăinat de tot ce întruchipa familia mea burgheză" (Erikson, 1975, p. 28).</text:span><text:span text:style-name="T63"><text:line-break/></text:span><text:span text:style-name="T64"><text:line-break/></text:span><text:span text:style-name="T65"><text:line-break/></text:span><text:span text:style-name="T66">Teorii despre num</text:span><text:span text:style-name="T67">ele lui Erikson</text:span><text:span text:style-name="T68"><text:line-break/></text:span><text:span text:style-name="T69"><text:line-break/></text:span><text:span text:style-name="T70">Când a emigrat în lumea nouă, Erik Homberger a decis o nouă identitate pentru el însuși, schimbându-și numele în Erik H. Erikson. Această alegere a lui nu a fost niciodată explicată în mod adecvat. Erikson nu era numele tatălui său biologi</text:span><text:span text:style-name="T71">c.</text:span><text:span text:style-name="T72"><text:line-break/></text:span><text:span text:style-name="T73"><text:line-break/></text:span><text:span text:style-name="T74">Poate era un nume simbolic al identității sale autogenerate: aceea de a fi "fiul lui însuși". Unii spun că și-a dorit ca cei doi fii ai săi să fie cunoscuți drept "fiii lui Erik". Erikson este, de asemenea, un bun nume danez, și ambii părinți biologici</text:span><text:span text:style-name="T75"><text:s/>ai lui Erik au fost danezi.</text:span><text:span text:style-name="T76"><text:line-break/></text:span><text:span text:style-name="T77"><text:line-break/></text:span><text:span text:style-name="T78"><text:line-break/></text:span><text:span text:style-name="T79">Erikson în raport cu teoria lui Freud</text:span><text:span text:style-name="T80"><text:line-break/></text:span><text:span text:style-name="T81"><text:line-break/></text:span><text:span text:style-name="T82">Erikson a fost prieten cu Sigmund Freud și nu s-a dezis niciodată de teoria acestuia. El a pretins că a construit pe fundamentele freudiene. Cu toate acestea, Hjelle și Ziegler (1992) au</text:span><text:span text:style-name="T83"><text:s/>identificat patru moduri prin care Erikson s-a îndepărtat de ipotezele lui Freud.</text:span><text:span text:style-name="T84"><text:line-break/></text:span><text:span text:style-name="T85">1. În concepția lui Erikson, </text:span><text:span text:style-name="T86">eul funcționează ca un sistem autonom</text:span><text:span text:style-name="T87">, reflectând realitatea prin procesul gândirii conștiente, ce include percepția, atenția și memoria, și nel</text:span><text:span text:style-name="T88">ăsându-se la discreția sinelului sau supra-eului.</text:span><text:span text:style-name="T89"><text:line-break/></text:span><text:span text:style-name="T90">2. Erikson a subliniat </text:span><text:span text:style-name="T91">contextul istoric și cultural în care se formează eul unei persoane</text:span><text:span text:style-name="T92">. El a comparat influențele diferitelor vremuri și culturi asupra dezvoltării eului în cărțile sale Young Man Luther</text:span><text:span text:style-name="T93"><text:s/>(despre Martin Luther) și Gandhi's Truth.</text:span><text:span text:style-name="T94"><text:line-break/></text:span><text:span text:style-name="T95">3. Teoria lui Erikson acoperă </text:span><text:span text:style-name="T96">întreaga viață a individului</text:span><text:span text:style-name="T97">, de la copilărie<text:s/></text:span><text:soft-page-break/><text:span text:style-name="T98">până la bătrânețe. Freud a crezut că influențele majore asupra eului aveau loc în primii ani de viață.</text:span><text:span text:style-name="T99"><text:line-break/></text:span><text:span text:style-name="T100">4. Erikson subliniază </text:span><text:span text:style-name="T101">posibilitatea triumfului asupra crizelor vieții</text:span><text:span text:style-name="T102">. Freud a discutat mai ales despre efectele nocive ale crizelor timpurii.</text:span><text:span text:style-name="T103"><text:line-break/></text:span><text:span text:style-name="T104"><text:line-break/></text:span><text:span text:style-name="T105"><text:line-break/></text:span><text:span text:style-name="T106">Etapele psihosociale ale lui Erikson</text:span><text:span text:style-name="T107"><text:line-break/></text:span><text:span text:style-name="T108"><text:line-break/></text:span><text:span text:style-name="T109">Childhood and Society</text:span><text:span text:style-name="T110"> (Copilăria și societatea) a fost prima carte a lui Erikson, publicată pen</text:span><text:span text:style-name="T111">tru prima dată în 1950 și revizuită în 1963. Ideile au fost dezvoltate împreună cu soția sa, Joan; referințele la "Opera lui Erikson" de aici trebuie înțelese prin ipoteza unei influențe puternice din partea ei.</text:span><text:span text:style-name="T112"><text:line-break/></text:span><text:span text:style-name="T113"><text:line-break/></text:span><text:span text:style-name="T114">Cum a descris Erikson dezvoltarea?</text:span><text:span text:style-name="T115"><text:line-break/></text:span><text:span text:style-name="T116"><text:line-break/></text:span><text:span text:style-name="T117">Erikson</text:span><text:span text:style-name="T118"><text:s/>a identificat o serie de </text:span><text:span text:style-name="T119">opt crize</text:span><text:span text:style-name="T120"> care, după el, </text:span><text:span text:style-name="T121">caracterizau dezvoltarea personalității</text:span><text:span text:style-name="T122">. Cuvântul criză în acest context nu este în întregime negativ.</text:span><text:span text:style-name="T123"><text:line-break/></text:span><text:span text:style-name="T124"><text:line-break/></text:span><text:span text:style-name="T125">O criză este o provocare pentru eu</text:span><text:span text:style-name="T126">, o amenințare, dar și o oportunitate de a crește și de a se îmbună</text:span><text:span text:style-name="T127">tăți. Erikson a descris o serie de crize care apar de-a lungul vieții și le-a numit etape psiho-sociale.</text:span><text:span text:style-name="T128"><text:line-break/></text:span><text:span text:style-name="T129"><text:line-break/></text:span><text:span text:style-name="T130">Teoria etapelor a lui Erikson a fost prezentată pentru prima oară de Erik Erikson la o conferință privind dezvoltarea din 1950, la Casa Albă. Fiecare<text:s/></text:span><text:span text:style-name="T131">interval de vârstă a fost descris ca prezentând o provocare diferită.</text:span><text:span text:style-name="T132"><text:line-break/></text:span><text:span text:style-name="T133"><text:line-break/></text:span><text:span text:style-name="T134">De exemplu, pruncia a fost caracterizată printr-o concurență sau printr-un conflict dintre încrederea și neîncrederea bazală. Aceasta este similar cu ideea lui Horney conform căreia mam</text:span><text:span text:style-name="T135">a și copilul mic stabilesc o relație, care creează fie încredere bazală, fie anxietate bazală.</text:span><text:span text:style-name="T136"><text:line-break/></text:span><text:span text:style-name="T137"><text:line-break/></text:span><text:span text:style-name="T138">Dacă criza este rezolvată cu succes (dacă are un rezultat fericit), copilul va avea o fire caracterizată prin speranță în loc de disperare. Fiecare altă criză s</text:span><text:span text:style-name="T139">au provocare de pe tot parcursul vieții putea duce la noi dificultăți sau la o nouă "virtute". Aceste virtuți vor deveni o latură persistentă a personalității unei persoane, conform lui Erikson, și ele se vor menține până la o vârstă înaintată cu rezultate</text:span><text:span text:style-name="T140"><text:s/>distincte.</text:span><text:span text:style-name="T141"><text:line-break/></text:span><text:span text:style-name="T142"><text:line-break/></text:span><text:span text:style-name="T143">Etapele psihosociale ale lui Erikson</text:span><text:span text:style-name="T144"><text:line-break/></text:span><text:span text:style-name="T145">Pruncia:</text:span><text:span text:style-name="T146"> vârsta 0-1 ani</text:span><text:span text:style-name="T147"><text:line-break/></text:span><text:span text:style-name="T148">  Conflictul</text:span><text:span text:style-name="T149">: încredere bazală vs. neîncredere bazală</text:span><text:span text:style-name="T150"><text:line-break/></text:span><text:span text:style-name="T151">  </text:span><text:span text:style-name="T152">Dacă este rezolvat, virtutea este speranța</text:span><text:span text:style-name="T153"><text:line-break/></text:span><text:soft-page-break/><text:span text:style-name="T154">  Culminarea la bătrânețe</text:span><text:span text:style-name="T155">: Aprecierea interdependenței și a înrudirii</text:span><text:span text:style-name="T156"><text:line-break/></text:span><text:span text:style-name="T157">Copilăria tim</text:span><text:span text:style-name="T158">purie</text:span><text:span text:style-name="T159">: vârsta de 1-3 ani</text:span><text:span text:style-name="T160"><text:line-break/></text:span><text:span text:style-name="T161">  Conflict</text:span><text:span text:style-name="T162">: autonomie vs. rușine</text:span><text:span text:style-name="T163"><text:line-break/></text:span><text:span text:style-name="T164">  </text:span><text:span text:style-name="T165">Dacă este rezolvat, virtutea este voința</text:span><text:span text:style-name="T166"><text:line-break/></text:span><text:span text:style-name="T167">  Culminarea la bătrânețe</text:span><text:span text:style-name="T168">: Acceptarea ciclului vieții, de la integrare la dezintegrare</text:span><text:span text:style-name="T169"><text:line-break/></text:span><text:span text:style-name="T170">Vârsta jocului</text:span><text:span text:style-name="T171">: vârsta de 3-6 ani</text:span><text:span text:style-name="T172"><text:line-break/></text:span><text:span text:style-name="T173">  Conflict</text:span><text:span text:style-name="T174">: inițiativă vs. vinovăț</text:span><text:span text:style-name="T175">ie</text:span><text:span text:style-name="T176"><text:line-break/></text:span><text:span text:style-name="T177">  </text:span><text:span text:style-name="T178">Dacă este rezolvat, virtutea este țelul</text:span><text:span text:style-name="T179"><text:line-break/></text:span><text:span text:style-name="T180">  Conflict</text:span><text:span text:style-name="T181">: identitate vs. confuzie</text:span><text:span text:style-name="T182"><text:line-break/></text:span><text:span text:style-name="T183">  Culminarea la bătrânețe</text:span><text:span text:style-name="T184">: Umor, empatie, reziliență</text:span><text:span text:style-name="T185"><text:line-break/></text:span><text:span text:style-name="T186">Vârsta școlară</text:span><text:span text:style-name="T187">: vârsta de 6-12 ani</text:span><text:span text:style-name="T188"><text:line-break/></text:span><text:span text:style-name="T189">  Conflictul</text:span><text:span text:style-name="T190">: hărnicie vs. inferioritate</text:span><text:span text:style-name="T191"><text:line-break/></text:span><text:span text:style-name="T192">  </text:span><text:span text:style-name="T193">Dacă este rezolvat, virtutea este competența</text:span><text:span text:style-name="T194"><text:line-break/></text:span><text:span text:style-name="T195">  Culminarea la bătrânețe</text:span><text:span text:style-name="T196">: Smerenia, acceptarea cursului vieții și a speranțelor neîndeplinite</text:span><text:span text:style-name="T197"><text:line-break/></text:span><text:span text:style-name="T198">Adolescența</text:span><text:span text:style-name="T199">: vârsta de 12-19 ani</text:span><text:span text:style-name="T200"><text:line-break/></text:span><text:span text:style-name="T201">  Conflict</text:span><text:span text:style-name="T202">: identitate vs. confuzie</text:span><text:span text:style-name="T203"><text:line-break/></text:span><text:span text:style-name="T204">  </text:span><text:span text:style-name="T205">Dacă este rezolvat, virtutea este fidelitatea</text:span><text:span text:style-name="T206"><text:line-break/></text:span><text:span text:style-name="T207">  Culminarea la vârsta înaintată</text:span><text:span text:style-name="T208">: Sentiment</text:span><text:span text:style-name="T209">ul complexității vieții, îmbinarea percepției senzoriale, logice și estetice</text:span><text:span text:style-name="T210"><text:line-break/></text:span><text:span text:style-name="T211">Vârsta adultă tânără</text:span><text:span text:style-name="T212">: vârsta de 20-25 ani</text:span><text:span text:style-name="T213"><text:line-break/></text:span><text:span text:style-name="T214">  Conflict</text:span><text:span text:style-name="T215">: intimitate vs. izolare</text:span><text:span text:style-name="T216"><text:line-break/></text:span><text:span text:style-name="T217">  </text:span><text:span text:style-name="T218">Dacă este rezolvat, virtutea este dragostea</text:span><text:span text:style-name="T219"><text:line-break/></text:span><text:span text:style-name="T220">  Culminarea în vârsta înaintată</text:span><text:span text:style-name="T221">: Sentimentul complexită</text:span><text:span text:style-name="T222">ții relațiilor, valoarea tandreții și iubirii libere</text:span><text:span text:style-name="T223"><text:line-break/></text:span><text:span text:style-name="T224">Vârsta adultă mijlocie</text:span><text:span text:style-name="T225">: vârsta de 26-64 ani</text:span><text:span text:style-name="T226"><text:line-break/></text:span><text:span text:style-name="T227">  Conflictul</text:span><text:span text:style-name="T228">: generativitate vs. stagnare</text:span><text:span text:style-name="T229"><text:line-break/></text:span><text:span text:style-name="T230">  </text:span><text:span text:style-name="T231">Dacă este rezolvat, virtutea este grija</text:span><text:span text:style-name="T232"><text:line-break/></text:span><text:span text:style-name="T233">  Culminarea în vârstă înaintată</text:span><text:span text:style-name="T234">: Caritas (îngrijirea altora) și agape (emp</text:span><text:span text:style-name="T235">atie și grijă)</text:span><text:span text:style-name="T236"><text:line-break/></text:span><text:span text:style-name="T237">Vârsta senectuții</text:span><text:span text:style-name="T238">: peste 65 de ani</text:span><text:span text:style-name="T239"><text:line-break/></text:span><text:span text:style-name="T240">  Conflictul</text:span><text:span text:style-name="T241">: integritate vs. disperare</text:span><text:span text:style-name="T242"><text:line-break/></text:span><text:span text:style-name="T243">  </text:span><text:span text:style-name="T244">Dacă este rezolvat, virtutea este înțelepciunea</text:span><text:span text:style-name="T245"><text:line-break/></text:span><text:span text:style-name="T246">  Culminare la vârstă înaintată</text:span><text:span text:style-name="T247">: identitate existențială, un sentiment de integritate suficient de puternic<text:s/></text:span><text:span text:style-name="T248">pentru a rezista dezintegrării fizice</text:span><text:span text:style-name="T249"><text:line-break/></text:span><text:span text:style-name="T250"><text:line-break/></text:span><text:span text:style-name="T251">Descrierea făcută de către soții Erikson a celor opt etape ale vieții a avut multă atractivitate atunci când au ieșit cu ea. Ideile freudiene nu erau încă dezonorate, iar Erikson părea să extindă conceptele freudiene<text:s/></text:span><text:span text:style-name="T252">fundamentale în fazele plauzibile, ușor de înțeles, ale dezvoltării eului.</text:span><text:span text:style-name="T253"><text:line-break/></text:span><text:span text:style-name="T254"><text:line-break/></text:span><text:span text:style-name="T255">Erikson a fost evaluat ca fiind al cincilea cel mai influent psiholog al<text:s/></text:span><text:soft-page-break/><text:span text:style-name="T256">secolului, într-un studiu al psihologiei postbelice (Gilgen, 1982). Participarea soției sale în calitate de</text:span><text:span text:style-name="T257"><text:s/>co-teoretician și partener de redactare nu a fost menționată în mod uzual.</text:span></text:p>
      <text:p text:style-name="P258"> </text:p>
      <text:p text:style-name="P259"><text:span text:style-name="T260"><text:line-break/></text:span><text:span text:style-name="T261">Ce etapă de vârstă din teoria lui Erikson a primit cea mai mare atenție din partea cercetării?</text:span><text:span text:style-name="T262"><text:line-break/></text:span><text:span text:style-name="T263"><text:line-break/></text:span><text:span text:style-name="T264">Au fost făcute multe cercetări pentru testarea previziunilor bazate pe teoria lui</text:span><text:span text:style-name="T265"><text:s/>Erikson, în special despre criza adolescenței privind identitatea versus confuzia de rol. Eriksonii au fost unii dintre puținii teoreticieni ai personalității care au spus ceva interesant despre adolescență. (Jung a numit adolescența "anii imposibili").</text:span><text:span text:style-name="T266"><text:line-break/></text:span><text:span text:style-name="T267"><text:line-break/></text:span><text:span text:style-name="T268">James Marcia (1966) a propus unul dintre cele mai cunoscute programe de cercetare pentru explorarea uneia dintre etapele propuse de Erikson. El a vizat formarea identității în adolescență și a găsit patru stări distincte ale identității eului. Acestea pot<text:s/></text:span><text:span text:style-name="T269">fi arătate ca o matrice de 2 x 2 pe care Marcia a produs-o pentru o publicație din 1980.</text:span></text:p>
      <text:p text:style-name="P270"><text:span text:style-name="T271"><text:line-break/></text:span></text:p>
      <text:p text:style-name="P272"><text:line-break/>Matricea lui Marcia (1980)</text:p>
      <text:p text:style-name="P273"><text:span text:style-name="T274"><text:line-break/></text:span><text:span text:style-name="T275"><text:s/></text:span><text:span text:style-name="T276">Ce a descoperit Marcia și colegii săi?</text:span></text:p>
      <text:p text:style-name="P277"><text:line-break/><text:line-break/>Marcia și colaboratorii au descoperit că "previzibilii" aveau tendința de a avea relații mai strânse cu părinții (Marcia, 1980). "Adolescenții cu identitate difuză aveau tendința de a considera părinții ca fiind indiferenți sau respingători și erau mai predispuși să răspundă la presiunile egalilor.</text:p>
      <text:p text:style-name="P278"><text:span text:style-name="T279"><text:line-break/></text:span><text:span text:style-name="T280"><text:line-break/></text:span><text:span text:style-name="T281">Unele idei ale lui Erikson nu au fost confirmate de</text:span><text:span text:style-name="T282"><text:s/>cercetare</text:span><text:span text:style-name="T283">. Van De Water și McAdams (1989) au descoperit că generativitatea, presupusă a fi un produs al vârstei mijlocii, nu era legată de vârstă.</text:span></text:p>
      <text:p text:style-name="P284"><text:span text:style-name="T285"><text:line-break/></text:span><text:span text:style-name="T286"><text:line-break/></text:span><text:span text:style-name="T287">"Criza vârstei de mijloc" este faimoasă, dar de fapt nu este foarte<text:s/></text:span><text:soft-page-break/><text:span text:style-name="T288">comună.</text:span><text:span text:style-name="T289"> Un studiu din 1971 privind bărb</text:span><text:span text:style-name="T290">ații de vârstă mijlocie a descoperit o varietate de căi de dezvoltare, cu puțini bărbați care au declarat o criză la mijlocul vieții.</text:span></text:p>
      <text:p text:style-name="P291"><text:line-break/><text:line-break/>Teoriile etapelor, în general, erau populare la mijlocul secolului al XX-lea. Le-am văzut în opera lui Piaget, a lui Kubler-Ross, în ierarhia nevoilor lui Maslow și în câteva alte locuri din capitolele anterioare.</text:p>
      <text:p text:style-name="P292"><text:span text:style-name="T293"><text:line-break/></text:span><text:span text:style-name="T294"><text:line-break/></text:span><text:span text:style-name="T295">Problema cu teoriile etapelor este că ele sunt întotdeauna plauzibile</text:span><text:span text:style-name="T296"> și că toată lumea le poate adapta la propria viață (la fel ca astrogramele). Dar există înto</text:span><text:span text:style-name="T297">tdeauna excepții.</text:span></text:p>
      <text:p text:style-name="P298"><text:span text:style-name="T299"><text:line-break/></text:span><text:span text:style-name="T300"><text:line-break/></text:span><text:span text:style-name="T301">În psihologie, </text:span><text:span text:style-name="T302">teoriile etapelor nu sunt o formă puternică de model științific</text:span><text:span text:style-name="T303">, cu excepția cazului în care sunt specificate precizări care se dovedesc a fi previziuni surprinzătoare. Dar dacă fac predicții ferme, teoriile etapelor tind<text:s/></text:span><text:span text:style-name="T304">să fie respinse atunci când sunt colectate datele reale, deoarece există atât de multă varietate în populația umană.</text:span></text:p>
      <text:p text:style-name="P305"><text:span text:style-name="T306"><text:line-break/></text:span><text:span text:style-name="T307"><text:line-break/></text:span><text:span text:style-name="T308">Interesul pentru teoriile lui Erikson a atins punctul culminant în jurul anului 1979 și a scăzut după aceea. Contribuțiile sale literare a</text:span><text:span text:style-name="T309">u fost sărbătorite, dar el nu este acum o figură influentă în teoria personalității, măsurată prin analiza citărilor.</text:span><text:span text:style-name="T310"><text:line-break/></text:span><text:span text:style-name="T311"><text:line-break/></text:span><text:span text:style-name="T312">Psihologia eului sau a conceptului de sine</text:span><text:span text:style-name="T313"><text:line-break/></text:span><text:span text:style-name="T314"><text:line-break/></text:span><text:span text:style-name="T315">Teza distinctă a psihologilor eului de la mijlocul secolului al XX-lea a fost că părțile</text:span><text:span text:style-name="T316"><text:s/>conștiente ale personalității ar putea juca un rol decisiv în schimbarea vieții oamenilor. Eul ar putea schimba personalitatea în sine.</text:span></text:p>
      <text:p text:style-name="P317"><text:line-break/><text:line-break/>Teoriile lui Erickson sunt un exemplu în acest sens. În fiecare etapă, sinele trebuia să facă față unei provocări. Acest lucru nu se făcea prin scoaterea la iveală a complexelor ascunse; era opera sinelui conștient, care se străduia să facă tot ce este mai bun din viață.</text:p>
      <text:p text:style-name="P318"><text:span text:style-name="T319"><text:line-break/></text:span><text:span text:style-name="T320"><text:line-break/></text:span><text:soft-page-break/><text:span text:style-name="T321">Cuvântul </text:span><text:span text:style-name="T322">eu</text:span><text:span text:style-name="T323"> însuși a devenit mai puțin popular cu timpul, fiind asociat cu teoria freudiană. În psiho</text:span><text:span text:style-name="T324">logia personalității, aproximativ între 1950 și 1980, ideea de </text:span><text:span text:style-name="T325">eu</text:span><text:span text:style-name="T326"> a fost în mare măsură înlocuită de ideea conceptului de </text:span><text:span text:style-name="T327">sine</text:span><text:span text:style-name="T328">.</text:span><text:span text:style-name="T329"><text:line-break/></text:span><text:span text:style-name="T330"><text:line-break/></text:span><text:span text:style-name="T331">Conceptul de </text:span><text:span text:style-name="T332">sine</text:span><text:span text:style-name="T333"> este modul în care o persoană își concepe sau își reprezintă personalitatea. Aceasta nu este doar o evaluare<text:s/></text:span><text:span text:style-name="T334">pasivă, ci o influență continuă asupra comportamentului. Markus și Wurf (1987) au descris punctul de vedere al psihologilor eului din anii '80, conform cărora "conceptul de sine era activ, puternic și capabil de schimbare".</text:span></text:p>
      <text:p text:style-name="P335"><text:line-break/><text:line-break/>Conceptul de sine nu este neapărat privit ca un lucru unitar. Una dintre tendințele teoriilor moderne ale personalității este de a vedea conceptul de sine ca fiind flexibil, maleabil și multiplu, capabil de a aborda rolurile multiple pe care majoritatea dintre noi le joacă în diferite contexte ale vieții noastre.<text:line-break/><text:line-break/>Conceptul de sine este "un set sau o colecție de imagini, scheme, concepții, prototipuri, teorii, scopuri sau sarcini" (Markus și Wurf, 1987). "Este un lucru comun acum să te referi la multiplicitatea identității".<text:line-break/>Dar nu toate reprezentările de sine sunt la fel de importante. De exemplu, un tânăr ar putea spune: "Sinele meu de muzician nu este la fel de important ca sinele meu de tată și dacă ar trebui să fac o alegere, muzica ar mai putea aștepta".<text:line-break/><text:line-break/></text:p>
      <text:p text:style-name="P336"/>
      <text:p text:style-name="P337"><text:span text:style-name="T338"><text:line-break/></text:span><text:span text:style-name="T339">Care este avantajul "</text:span><text:span text:style-name="T340">sinelui dialogic"?</text:span><text:span text:style-name="T341"><text:line-break/></text:span><text:span text:style-name="T342"><text:line-break/></text:span><text:span text:style-name="T343">Sinele dialogic este un concept psihologic care descrie capacitatea minții de a-și imagina diferitele poziții ale participanților într-un dialog intern, în strânsă legătură cu dialogul extern. "Sinele dialogic" este conceptul central di</text:span><text:span text:style-name="T344">n </text:span><text:span text:style-name="T345">teoria dialogului propriu</text:span><text:span text:style-name="T346"> (DST), așa cum a fost creat și dezvoltat de psihologul olandez Hubert Hermans în anii '90.</text:span></text:p>
      <text:p text:style-name="P347"><text:line-break/><text:line-break/>Hermans, Kempen și van Loon (1992) susțin importanța dialogului cu sine. "Sinele poate ocupa în mod imaginar o serie de poziții care permit relații dialogice reciproce". Sinele dialogic este folosit ori de câte ori organizezi o dezbatere internă, sau propui o a doua soluție, după ce ai luat o decizie, sau privești o problemă din mai multe perspective diferite.</text:p>
      <text:soft-page-break/>
      <text:p text:style-name="P348"><text:line-break/><text:line-break/>Sinele dialogic este unul dintre atributele cheie ale conștiinței umane, deoarece permite reflexia. Poți examina un punct de vedere din mai multe perspective, ocupându-te mai întâi de primă poziție, apoi de o alta, argumentând ambele părți ale unei probleme, și nu confiscând impulsiv<text:s/>prima interpretare disponibilă.<text:line-break/><text:line-break/>Google Ngram Viewer arată că "conceptul de sine" a atins punctul culminant în 1980. "Psihologia eului" a avut o evoluție bună, aproximativ din 1955 până în 2005, înainte de scăderea frecvenței de utilizare.</text:p>
      <text:p text:style-name="P349"><text:line-break/><text:line-break/>"Sinele dialogic" a apărut pentru prima dată în jurul anului 1980 și a atins punctul culminant în jurul anului 2004. În schimb, "teoriile trăsăturilor" au fost folosite în mod uzual după 1940, au avut un vârf în anii '70, și sunt încă folosite la fel de frecvent de către tinerii de 20 de ani.</text:p>
      <text:p text:style-name="P350"><text:span text:style-name="T351"><text:line-break/></text:span><text:span text:style-name="T352"><text:line-break/></text:span></text:p>
      <text:p text:style-name="P353"/>
      <text:p text:style-name="P354"/>
      <text:p text:style-name="P355"/>
      <text:p text:style-name="P356"/>
      <text:p text:style-name="P357"/>
      <text:p text:style-name="P358"/>
      <text:p text:style-name="P359"/>
      <text:p text:style-name="P360"/>
      <text:p text:style-name="P361"><text:span text:style-name="T362"><text:line-break/></text:span><text:span text:style-name="T363">Teoriile neofreudiene în sumar</text:span><text:span text:style-name="T364"><text:line-break/></text:span><text:span text:style-name="T365"><text:line-break/></text:span><text:span text:style-name="T366">Teoreticienii personalității care l-au urmat pe Freud s-au divizat în multe direcții diferite. Jung a fost fascinat de inconștient și a făcut distincția între inconștientul personal al<text:s/></text:span><text:span text:style-name="T367">unui individ și inconștientul colectiv al speciilor.</text:span><text:span text:style-name="T368"><text:line-break/></text:span><text:span text:style-name="T369"><text:line-break/></text:span><text:span text:style-name="T370">Pentru Jung, visurile, miturile, fanteziile și chiar jurnalele alchimiștilor medievali erau pline de simboluri ale inconștientului colectiv. Jung a crezut că aceste modele fuseseră construite în istoria</text:span><text:span text:style-name="T371"><text:s/>speciei noastre ca răspuns la elementele omniprezente ale mediului nostru social.</text:span><text:span text:style-name="T372"><text:line-break/></text:span><text:soft-page-break/><text:span text:style-name="T373"><text:line-break/></text:span><text:span text:style-name="T374">Adler a fost de asemenea interesat de influențele sociale asupra personalității,<text:s/></text:span></text:p>
      <text:p text:style-name="P375">dar accentul său era pus pe influența copilăriei și a familiei. Adler credea că personalitatea unei persoane era influențată de sentimentele de inferioritate din copilărie și de modul în care aceasta le-a răspuns.</text:p>
      <text:p text:style-name="P376"><text:line-break/><text:line-break/>Adler a subliniat că indivizii compensează adesea pentru lucruri care i-au făcut să se simtă insuficienți în copilărie. Ei se străduiesc să depășească aceste "inferiorități resimțite". Rezultatul este un stil distinct al vieții, o modalitate caracteristică de a interacționa cu ceilalți, pe baza a ceea ce a funcţionat în copilărie.<text:line-break/><text:line-break/>Karen Horney a subliniat relațiile calde și hrănitoare<text:s/>dintre copiii mici şi cei care aveau grijă de ei. Relațiile pozitive încurajează încrederea bazală, a spus ea, iar cele negative creează anxietatea bazală. Ele ar putea persista la vârsta adultă și ar putea afecta capacitatea unui individ de a se descurca<text:s/>eficient în viață.<text:line-break/><text:line-break/>Adler și Horney au fost amândoi psihologi ai eului, deoarece au crezut că procesul executiv al personalității (sinele sau eul conștient) avea puterea de a se transforma și de a energiza schimbarea de sine. Adler s-a referit la sinele creativ, în timp ce Horney a pledat pentru auto-analiză.</text:p>
      <text:p text:style-name="P377"><text:line-break/><text:line-break/>Erik Erikson a fost un alt psiholog al eului de la mijlocul secolului al XX-lea. Scriind împreună cu soția sa, Joan, ca un coautor nerecunoscut, el a reprezentat dezvoltarea personalității printr-o serie de provocări sau crize de-a lungul vieții. Fiecare criză, dacă era rezolvată în mod corespunzător, producea o virtute sau o forță a personalității.</text:p>
      <text:p text:style-name="P378"><text:span text:style-name="T379"><text:line-break/></text:span><text:span text:style-name="T380"><text:line-break/></text:span><text:span text:style-name="T381">Psihologii moderni tind să evite cuvântul eu, cu conotațiile sale freudiene. Ei discută despre un proc</text:span><text:span text:style-name="T382">es activ, executiv, utilizând etichete precum conceptul de sine sau sinele dialogic.</text:span></text:p>
      <text:p text:style-name="P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is Yt</meta:initial-creator>
    <dc:creator>Luis Yt</dc:creator>
    <meta:creation-date>2021-10-31T20:33:00Z</meta:creation-date>
    <dc:date>2021-10-31T20:33:00Z</dc:date>
    <meta:template xlink:href="Normal" xlink:type="simple"/>
    <meta:editing-cycles>2</meta:editing-cycles>
    <meta:editing-duration>PT0S</meta:editing-duration>
    <meta:document-statistic meta:page-count="9" meta:paragraph-count="33" meta:word-count="2521" meta:character-count="16862" meta:row-count="119" meta:non-whitespace-character-count="14374"/>
  </office:meta>
</office:document-meta>
</file>